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0a5f" officeooo:paragraph-rsid="00120a5f"/>
    </style:style>
    <style:style style:name="P2" style:family="paragraph" style:parent-style-name="Text_20_body" style:list-style-name="L1">
      <style:text-properties officeooo:rsid="0017ae75" officeooo:paragraph-rsid="0017ae75"/>
    </style:style>
    <style:style style:name="P3" style:family="paragraph" style:parent-style-name="Text_20_body" style:list-style-name="L2">
      <style:text-properties officeooo:rsid="0018b9e1" officeooo:paragraph-rsid="0018b9e1"/>
    </style:style>
    <style:style style:name="P4" style:family="paragraph" style:parent-style-name="Text_20_body" style:list-style-name="L4">
      <style:paragraph-properties fo:text-align="justify" style:justify-single-word="false"/>
    </style:style>
    <style:style style:name="T1" style:family="text">
      <style:text-properties officeooo:rsid="00152e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uter Vision with OpenCV</text:h>
      <text:h text:style-name="Heading_20_2" text:outline-level="2">Kraken</text:h>
      <text:p text:style-name="P1">Detect lines of text as bounding box in given image. <text:span text:style-name="T1">Kraken can help us out be segmenting pages.</text:span></text:p>
      <text:h text:style-name="Heading_20_1" text:outline-level="1">Machine Learning task</text:h>
      <text:h text:style-name="Heading_20_2" text:outline-level="2">Task</text:h>
      <text:list xml:id="list1949504911" text:style-name="L1">
        <text:list-item>
          <text:p text:style-name="P2">Extract important feature from the dataset</text:p>
        </text:list-item>
        <text:list-item>
          <text:p text:style-name="P2">Plot the important feature</text:p>
        </text:list-item>
        <text:list-item>
          <text:p text:style-name="P2">Calculate mean, median, mode and other statistical methods</text:p>
        </text:list-item>
        <text:list-item>
          <text:p text:style-name="P2">Train model</text:p>
        </text:list-item>
      </text:list>
      <text:h text:style-name="Heading_20_2" text:outline-level="2">Implementation</text:h>
      <text:list xml:id="list1178768386" text:style-name="L2">
        <text:list-item>
          <text:p text:style-name="P3">XGBoost model training</text:p>
        </text:list-item>
        <text:list-item>
          <text:p text:style-name="P3">Extract important features using xgboost trained model</text:p>
        </text:list-item>
        <text:list-item>
          <text:p text:style-name="P3">Feature plotting using <text:s/>plot_importance</text:p>
        </text:list-item>
      </text:list>
      <text:h text:style-name="Heading_20_2" text:outline-level="2">Helping sites</text:h>
      <text:list xml:id="list169366509" text:style-name="L4">
        <text:list-item>
          <text:p text:style-name="P4"><text:a xlink:type="simple" xlink:href="https://towardsdatascience.com/feature-selection-techniques-in-machine-learning-with-python-f24e7da3f36e" text:style-name="Internet_20_link" text:visited-style-name="Visited_20_Internet_20_Link">Feature Selection Techniques in Machine Learning with Python</text:a></text:p>
        </text:list-item>
        <text:list-item>
          <text:p text:style-name="P4"><text:a xlink:type="simple" xlink:href="https://www.datacamp.com/community/tutorials/xgboost-in-python" text:style-name="Internet_20_link" text:visited-style-name="Visited_20_Internet_20_Link">Using XGBoost in Python</text:a></text:p>
        </text:list-item>
        <text:list-item>
          <text:p text:style-name="P4"><text:a xlink:type="simple" xlink:href="https://www.analyticsvidhya.com/blog/2018/09/an-end-to-end-guide-to-understand-the-math-behind-xgboost/" text:style-name="Internet_20_link" text:visited-style-name="Visited_20_Internet_20_Link">An End-to-End Guide to Understand the Math behind XGBoost</text:a></text:p>
        </text:list-item>
        <text:list-item>
          <text:p text:style-name="P4"><text:a xlink:type="simple" xlink:href="https://machinelearningmastery.com/evaluate-gradient-boosting-models-xgboost-python/" text:style-name="Internet_20_link" text:visited-style-name="Visited_20_Internet_20_Link">How to Evaluate Gradient Boosting Models with XGBoost in Python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3:07:51.297533090</meta:creation-date>
    <dc:date>2020-06-04T20:31:56.783496615</dc:date>
    <meta:editing-duration>PT7H24M3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1" meta:paragraph-count="18" meta:word-count="106" meta:character-count="647" meta:non-whitespace-character-count="569"/>
  </office:meta>
</office:document-meta>
</file>